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true" fo:line-height="100%"/>
      <style:text-properties style:text-underline-style="none" fo:font-weight="normal" officeooo:rsid="0030d19e" officeooo:paragraph-rsid="00352e72" fo:background-color="transparent" style:font-weight-asian="normal" style:font-weight-complex="normal"/>
    </style:style>
    <style:style style:name="P2" style:family="paragraph" style:parent-style-name="Standard">
      <style:paragraph-properties fo:margin-top="0in" fo:margin-bottom="0in" loext:contextual-spacing="true" fo:line-height="100%"/>
      <style:text-properties style:text-underline-style="none" fo:font-weight="normal" officeooo:rsid="009de97c" officeooo:paragraph-rsid="009de97c" fo:background-color="transparent" style:font-weight-asian="normal" style:font-weight-complex="normal"/>
    </style:style>
    <style:style style:name="P3" style:family="paragraph" style:parent-style-name="Standard">
      <style:paragraph-properties fo:margin-top="0in" fo:margin-bottom="0in" loext:contextual-spacing="true" fo:line-height="100%"/>
      <style:text-properties style:text-underline-style="none" fo:font-weight="normal" officeooo:rsid="003ed980" officeooo:paragraph-rsid="003ed980" fo:background-color="transparent" style:font-weight-asian="normal" style:font-weight-complex="normal"/>
    </style:style>
    <style:style style:name="P4" style:family="paragraph" style:parent-style-name="Standard">
      <style:paragraph-properties fo:margin-top="0in" fo:margin-bottom="0in" loext:contextual-spacing="true" fo:line-height="100%"/>
      <style:text-properties style:text-underline-style="none" fo:font-weight="normal" officeooo:rsid="004099bc" officeooo:paragraph-rsid="004099bc" fo:background-color="transparent" style:font-weight-asian="normal" style:font-weight-complex="normal"/>
    </style:style>
    <style:style style:name="P5" style:family="paragraph" style:parent-style-name="Standard">
      <style:paragraph-properties fo:margin-top="0in" fo:margin-bottom="0in" loext:contextual-spacing="true" fo:line-height="100%"/>
      <style:text-properties style:text-underline-style="none" fo:font-weight="normal" officeooo:rsid="004174b3" officeooo:paragraph-rsid="004174b3" fo:background-color="transparent" style:font-weight-asian="normal" style:font-weight-complex="normal"/>
    </style:style>
    <style:style style:name="P6" style:family="paragraph" style:parent-style-name="Standard">
      <style:paragraph-properties fo:margin-top="0in" fo:margin-bottom="0in" loext:contextual-spacing="true" fo:line-height="100%"/>
      <style:text-properties style:text-underline-style="none" fo:font-weight="normal" officeooo:rsid="00b7ecb2" officeooo:paragraph-rsid="00b7ecb2" fo:background-color="transparent" style:font-weight-asian="normal" style:font-weight-complex="normal"/>
    </style:style>
    <style:style style:name="P7" style:family="paragraph" style:parent-style-name="Standard">
      <style:paragraph-properties fo:margin-top="0in" fo:margin-bottom="0in" loext:contextual-spacing="true" fo:line-height="100%"/>
      <style:text-properties style:text-underline-style="none" fo:font-weight="normal" officeooo:rsid="0030d19e" officeooo:paragraph-rsid="00352e72" fo:background-color="#ffff00" style:font-weight-asian="normal" style:font-weight-complex="normal"/>
    </style:style>
    <style:style style:name="P8" style:family="paragraph" style:parent-style-name="Standard">
      <style:paragraph-properties fo:margin-top="0in" fo:margin-bottom="0in" loext:contextual-spacing="true" fo:line-height="100%"/>
      <style:text-properties style:text-underline-style="none" fo:font-weight="normal" officeooo:rsid="0044966e" officeooo:paragraph-rsid="0044966e" style:font-weight-asian="normal" style:font-weight-complex="normal"/>
    </style:style>
    <style:style style:name="P9" style:family="paragraph" style:parent-style-name="Standard">
      <style:paragraph-properties fo:margin-top="0in" fo:margin-bottom="0in" loext:contextual-spacing="true" fo:line-height="100%"/>
      <style:text-properties style:text-underline-style="none" fo:font-weight="normal" officeooo:rsid="0021ad8a" officeooo:paragraph-rsid="0021ad8a" style:font-weight-asian="normal" style:font-weight-complex="normal"/>
    </style:style>
    <style:style style:name="P10" style:family="paragraph" style:parent-style-name="Standard">
      <style:paragraph-properties fo:margin-top="0in" fo:margin-bottom="0in" loext:contextual-spacing="true" fo:line-height="100%"/>
      <style:text-properties style:text-underline-style="none" fo:font-weight="normal" officeooo:rsid="00250044" officeooo:paragraph-rsid="00250044" style:font-weight-asian="normal" style:font-weight-complex="normal"/>
    </style:style>
    <style:style style:name="P11" style:family="paragraph" style:parent-style-name="Standard">
      <style:paragraph-properties fo:margin-top="0in" fo:margin-bottom="0in" loext:contextual-spacing="true" fo:line-height="100%"/>
      <style:text-properties style:text-underline-style="none" fo:font-weight="normal" officeooo:rsid="00266def" officeooo:paragraph-rsid="00266def" style:font-weight-asian="normal" style:font-weight-complex="normal"/>
    </style:style>
    <style:style style:name="P12" style:family="paragraph" style:parent-style-name="Standard">
      <style:paragraph-properties fo:margin-top="0in" fo:margin-bottom="0in" loext:contextual-spacing="true" fo:line-height="100%"/>
      <style:text-properties style:text-underline-style="none" fo:font-weight="normal" officeooo:rsid="002687b6" officeooo:paragraph-rsid="002687b6" style:font-weight-asian="normal" style:font-weight-complex="normal"/>
    </style:style>
    <style:style style:name="P13" style:family="paragraph" style:parent-style-name="Standard">
      <style:paragraph-properties fo:margin-top="0in" fo:margin-bottom="0in" loext:contextual-spacing="true" fo:line-height="100%"/>
      <style:text-properties style:text-underline-style="none" fo:font-weight="normal" officeooo:rsid="00270061" officeooo:paragraph-rsid="00270061" style:font-weight-asian="normal" style:font-weight-complex="normal"/>
    </style:style>
    <style:style style:name="P14" style:family="paragraph" style:parent-style-name="Standard">
      <style:paragraph-properties fo:margin-top="0in" fo:margin-bottom="0in" loext:contextual-spacing="true" fo:line-height="100%"/>
      <style:text-properties style:text-underline-style="none" fo:font-weight="normal" officeooo:rsid="0027510e" officeooo:paragraph-rsid="0027510e" style:font-weight-asian="normal" style:font-weight-complex="normal"/>
    </style:style>
    <style:style style:name="P15" style:family="paragraph" style:parent-style-name="Standard">
      <style:paragraph-properties fo:margin-top="0in" fo:margin-bottom="0in" loext:contextual-spacing="true" fo:line-height="100%"/>
      <style:text-properties style:text-underline-style="none" fo:font-weight="normal" officeooo:rsid="00279096" officeooo:paragraph-rsid="00279096" style:font-weight-asian="normal" style:font-weight-complex="normal"/>
    </style:style>
    <style:style style:name="P16" style:family="paragraph" style:parent-style-name="Standard">
      <style:paragraph-properties fo:margin-top="0in" fo:margin-bottom="0in" loext:contextual-spacing="true" fo:line-height="100%"/>
      <style:text-properties style:text-underline-style="none" fo:font-weight="normal" officeooo:rsid="003689c4" officeooo:paragraph-rsid="003689c4" style:font-weight-asian="normal" style:font-weight-complex="normal"/>
    </style:style>
    <style:style style:name="P17" style:family="paragraph" style:parent-style-name="Standard">
      <style:paragraph-properties fo:margin-top="0in" fo:margin-bottom="0in" loext:contextual-spacing="true" fo:line-height="100%"/>
      <style:text-properties style:text-underline-style="none" fo:font-weight="normal" officeooo:rsid="0038dc5a" officeooo:paragraph-rsid="0038dc5a" style:font-weight-asian="normal" style:font-weight-complex="normal"/>
    </style:style>
    <style:style style:name="P18" style:family="paragraph" style:parent-style-name="Standard">
      <style:paragraph-properties fo:margin-top="0in" fo:margin-bottom="0in" loext:contextual-spacing="true" fo:line-height="100%"/>
      <style:text-properties style:text-underline-style="none" fo:font-weight="normal" officeooo:rsid="00511eca" officeooo:paragraph-rsid="00511eca" style:font-weight-asian="normal" style:font-weight-complex="normal"/>
    </style:style>
    <style:style style:name="P19" style:family="paragraph" style:parent-style-name="Standard">
      <style:paragraph-properties fo:margin-top="0in" fo:margin-bottom="0in" loext:contextual-spacing="true" fo:line-height="100%"/>
      <style:text-properties style:text-underline-style="none" fo:font-weight="normal" officeooo:rsid="0055242e" officeooo:paragraph-rsid="0055242e" style:font-weight-asian="normal" style:font-weight-complex="normal"/>
    </style:style>
    <style:style style:name="P20" style:family="paragraph" style:parent-style-name="Standard">
      <style:paragraph-properties fo:margin-top="0in" fo:margin-bottom="0in" loext:contextual-spacing="true" fo:line-height="100%"/>
      <style:text-properties style:text-underline-style="none" fo:font-weight="normal" officeooo:rsid="005576ce" officeooo:paragraph-rsid="005576ce" style:font-weight-asian="normal" style:font-weight-complex="normal"/>
    </style:style>
    <style:style style:name="P21" style:family="paragraph" style:parent-style-name="Standard">
      <style:paragraph-properties fo:margin-top="0in" fo:margin-bottom="0in" loext:contextual-spacing="true" fo:line-height="100%"/>
      <style:text-properties style:text-underline-style="none" fo:font-weight="normal" officeooo:rsid="00587c42" officeooo:paragraph-rsid="00587c42" style:font-weight-asian="normal" style:font-weight-complex="normal"/>
    </style:style>
    <style:style style:name="P22" style:family="paragraph" style:parent-style-name="Standard">
      <style:paragraph-properties fo:margin-top="0in" fo:margin-bottom="0in" loext:contextual-spacing="true" fo:line-height="100%"/>
      <style:text-properties style:text-underline-style="none" fo:font-weight="normal" officeooo:rsid="0059664d" officeooo:paragraph-rsid="0059664d" style:font-weight-asian="normal" style:font-weight-complex="normal"/>
    </style:style>
    <style:style style:name="P23" style:family="paragraph" style:parent-style-name="Standard">
      <style:paragraph-properties fo:margin-top="0in" fo:margin-bottom="0in" loext:contextual-spacing="true" fo:line-height="100%"/>
      <style:text-properties style:text-underline-style="none" fo:font-weight="normal" officeooo:rsid="005b62fd" officeooo:paragraph-rsid="005b62fd" style:font-weight-asian="normal" style:font-weight-complex="normal"/>
    </style:style>
    <style:style style:name="P24" style:family="paragraph" style:parent-style-name="Standard">
      <style:paragraph-properties fo:margin-top="0in" fo:margin-bottom="0in" loext:contextual-spacing="true" fo:line-height="100%"/>
      <style:text-properties style:text-underline-style="none" fo:font-weight="normal" officeooo:rsid="005cac54" officeooo:paragraph-rsid="005cac54" style:font-weight-asian="normal" style:font-weight-complex="normal"/>
    </style:style>
    <style:style style:name="P25" style:family="paragraph" style:parent-style-name="Standard">
      <style:paragraph-properties fo:margin-top="0in" fo:margin-bottom="0in" loext:contextual-spacing="true" fo:line-height="100%"/>
      <style:text-properties style:text-underline-style="none" fo:font-weight="normal" officeooo:rsid="005dbf9c" officeooo:paragraph-rsid="005dbf9c" style:font-weight-asian="normal" style:font-weight-complex="normal"/>
    </style:style>
    <style:style style:name="P26" style:family="paragraph" style:parent-style-name="Standard">
      <style:paragraph-properties fo:margin-top="0in" fo:margin-bottom="0in" loext:contextual-spacing="true" fo:line-height="100%"/>
      <style:text-properties style:text-underline-style="none" fo:font-weight="normal" officeooo:rsid="00634002" officeooo:paragraph-rsid="00634002" style:font-weight-asian="normal" style:font-weight-complex="normal"/>
    </style:style>
    <style:style style:name="P27" style:family="paragraph" style:parent-style-name="Standard">
      <style:paragraph-properties fo:margin-top="0in" fo:margin-bottom="0in" loext:contextual-spacing="true" fo:line-height="100%"/>
      <style:text-properties style:text-underline-style="none" fo:font-weight="normal" officeooo:rsid="0064833e" officeooo:paragraph-rsid="0064833e" style:font-weight-asian="normal" style:font-weight-complex="normal"/>
    </style:style>
    <style:style style:name="P28" style:family="paragraph" style:parent-style-name="Standard">
      <style:paragraph-properties fo:margin-top="0in" fo:margin-bottom="0in" loext:contextual-spacing="true" fo:line-height="100%"/>
      <style:text-properties style:text-underline-style="none" fo:font-weight="normal" officeooo:rsid="0065ba06" officeooo:paragraph-rsid="0065ba06" style:font-weight-asian="normal" style:font-weight-complex="normal"/>
    </style:style>
    <style:style style:name="P29" style:family="paragraph" style:parent-style-name="Standard">
      <style:paragraph-properties fo:margin-top="0in" fo:margin-bottom="0in" loext:contextual-spacing="true" fo:line-height="100%"/>
      <style:text-properties style:text-underline-style="none" fo:font-weight="normal" officeooo:rsid="0067303b" officeooo:paragraph-rsid="0067303b" style:font-weight-asian="normal" style:font-weight-complex="normal"/>
    </style:style>
    <style:style style:name="P30" style:family="paragraph" style:parent-style-name="Standard">
      <style:paragraph-properties fo:margin-top="0in" fo:margin-bottom="0in" loext:contextual-spacing="true" fo:line-height="100%"/>
      <style:text-properties style:text-underline-style="none" fo:font-weight="normal" officeooo:rsid="006be2f3" officeooo:paragraph-rsid="006be2f3" style:font-weight-asian="normal" style:font-weight-complex="normal"/>
    </style:style>
    <style:style style:name="P31" style:family="paragraph" style:parent-style-name="Standard">
      <style:paragraph-properties fo:margin-top="0in" fo:margin-bottom="0in" loext:contextual-spacing="true" fo:line-height="100%"/>
      <style:text-properties style:text-underline-style="none" fo:font-weight="normal" officeooo:rsid="006ca23a" officeooo:paragraph-rsid="006ca23a" style:font-weight-asian="normal" style:font-weight-complex="normal"/>
    </style:style>
    <style:style style:name="P32" style:family="paragraph" style:parent-style-name="Standard">
      <style:paragraph-properties fo:margin-top="0in" fo:margin-bottom="0in" loext:contextual-spacing="true" fo:line-height="100%"/>
      <style:text-properties style:text-underline-style="none" fo:font-weight="normal" officeooo:rsid="0070993a" officeooo:paragraph-rsid="0070993a" style:font-weight-asian="normal" style:font-weight-complex="normal"/>
    </style:style>
    <style:style style:name="P33" style:family="paragraph" style:parent-style-name="Standard">
      <style:paragraph-properties fo:margin-top="0in" fo:margin-bottom="0in" loext:contextual-spacing="true" fo:line-height="100%"/>
      <style:text-properties style:text-underline-style="none" fo:font-weight="normal" officeooo:rsid="007beb94" officeooo:paragraph-rsid="007beb94" style:font-weight-asian="normal" style:font-weight-complex="normal"/>
    </style:style>
    <style:style style:name="P34" style:family="paragraph" style:parent-style-name="Standard">
      <style:paragraph-properties fo:margin-top="0in" fo:margin-bottom="0in" loext:contextual-spacing="true" fo:line-height="100%"/>
      <style:text-properties style:text-underline-style="none" fo:font-weight="normal" officeooo:rsid="009b5a57" officeooo:paragraph-rsid="009b5a57" style:font-weight-asian="normal" style:font-weight-complex="normal"/>
    </style:style>
    <style:style style:name="P35" style:family="paragraph" style:parent-style-name="Standard">
      <style:paragraph-properties fo:margin-top="0in" fo:margin-bottom="0in" loext:contextual-spacing="true" fo:line-height="100%"/>
      <style:text-properties style:text-underline-style="none" fo:font-weight="normal" officeooo:rsid="009c20e7" officeooo:paragraph-rsid="009c20e7" style:font-weight-asian="normal" style:font-weight-complex="normal"/>
    </style:style>
    <style:style style:name="P36" style:family="paragraph" style:parent-style-name="Standard">
      <style:paragraph-properties fo:margin-top="0in" fo:margin-bottom="0in" loext:contextual-spacing="true" fo:line-height="100%"/>
      <style:text-properties style:text-underline-style="none" fo:font-weight="normal" officeooo:rsid="0029284a" officeooo:paragraph-rsid="0029284a" style:font-weight-asian="normal" style:font-weight-complex="normal"/>
    </style:style>
    <style:style style:name="P37" style:family="paragraph" style:parent-style-name="Standard">
      <style:paragraph-properties fo:margin-top="0in" fo:margin-bottom="0in" loext:contextual-spacing="true" fo:line-height="100%"/>
      <style:text-properties style:text-underline-style="none" fo:font-weight="normal" officeooo:rsid="00457692" officeooo:paragraph-rsid="00457692" style:font-weight-asian="normal" style:font-weight-complex="normal"/>
    </style:style>
    <style:style style:name="P38" style:family="paragraph" style:parent-style-name="Standard">
      <style:paragraph-properties fo:margin-top="0in" fo:margin-bottom="0in" loext:contextual-spacing="true" fo:line-height="100%"/>
      <style:text-properties style:text-underline-style="none" fo:font-weight="normal" officeooo:rsid="005003cc" officeooo:paragraph-rsid="00457692" style:font-weight-asian="normal" style:font-weight-complex="normal"/>
    </style:style>
    <style:style style:name="P39" style:family="paragraph" style:parent-style-name="Standard">
      <style:paragraph-properties fo:margin-top="0in" fo:margin-bottom="0in" loext:contextual-spacing="true" fo:line-height="100%"/>
      <style:text-properties style:text-underline-style="none" fo:font-weight="normal" officeooo:rsid="0056b8c1" officeooo:paragraph-rsid="0056b8c1" style:font-weight-asian="normal" style:font-weight-complex="normal"/>
    </style:style>
    <style:style style:name="P40" style:family="paragraph" style:parent-style-name="Standard">
      <style:paragraph-properties fo:margin-top="0in" fo:margin-bottom="0in" loext:contextual-spacing="true" fo:line-height="100%"/>
      <style:text-properties style:text-underline-style="none" fo:font-weight="normal" officeooo:rsid="0049512f" officeooo:paragraph-rsid="0049512f" style:font-weight-asian="normal" style:font-weight-complex="normal"/>
    </style:style>
    <style:style style:name="P41" style:family="paragraph" style:parent-style-name="Standard">
      <style:paragraph-properties fo:margin-top="0in" fo:margin-bottom="0in" loext:contextual-spacing="true" fo:line-height="100%"/>
      <style:text-properties style:text-underline-style="none" fo:font-weight="normal" officeooo:rsid="004cf5f5" officeooo:paragraph-rsid="004fdceb" style:font-weight-asian="normal" style:font-weight-complex="normal"/>
    </style:style>
    <style:style style:name="P42" style:family="paragraph" style:parent-style-name="Standard">
      <style:paragraph-properties fo:margin-top="0in" fo:margin-bottom="0in" loext:contextual-spacing="true" fo:line-height="100%"/>
      <style:text-properties style:text-underline-style="none" fo:font-weight="normal" officeooo:rsid="006182bf" officeooo:paragraph-rsid="006182bf" style:font-weight-asian="normal" style:font-weight-complex="normal"/>
    </style:style>
    <style:style style:name="P43" style:family="paragraph" style:parent-style-name="Standard">
      <style:paragraph-properties fo:margin-top="0in" fo:margin-bottom="0in" loext:contextual-spacing="true" fo:line-height="100%"/>
      <style:text-properties style:text-underline-style="none" fo:font-weight="normal" officeooo:rsid="006367a4" officeooo:paragraph-rsid="006367a4" style:font-weight-asian="normal" style:font-weight-complex="normal"/>
    </style:style>
    <style:style style:name="P44" style:family="paragraph" style:parent-style-name="Standard">
      <style:paragraph-properties fo:margin-top="0in" fo:margin-bottom="0in" loext:contextual-spacing="true" fo:line-height="100%"/>
      <style:text-properties style:text-underline-style="none" fo:font-weight="normal" officeooo:rsid="00724f42" officeooo:paragraph-rsid="00724f42" style:font-weight-asian="normal" style:font-weight-complex="normal"/>
    </style:style>
    <style:style style:name="P45" style:family="paragraph" style:parent-style-name="Standard">
      <style:paragraph-properties fo:margin-top="0in" fo:margin-bottom="0in" loext:contextual-spacing="true" fo:line-height="100%"/>
      <style:text-properties style:text-underline-style="none" fo:font-weight="normal" officeooo:rsid="007250cc" officeooo:paragraph-rsid="007250cc" style:font-weight-asian="normal" style:font-weight-complex="normal"/>
    </style:style>
    <style:style style:name="P46" style:family="paragraph" style:parent-style-name="Standard">
      <style:paragraph-properties fo:margin-top="0in" fo:margin-bottom="0in" loext:contextual-spacing="true" fo:line-height="100%"/>
      <style:text-properties style:text-underline-style="none" fo:font-weight="normal" officeooo:rsid="0021a7d1" officeooo:paragraph-rsid="0021a7d1" style:font-weight-asian="normal" style:font-weight-complex="normal"/>
    </style:style>
    <style:style style:name="P47" style:family="paragraph" style:parent-style-name="Standard">
      <style:paragraph-properties fo:margin-top="0in" fo:margin-bottom="0in" loext:contextual-spacing="true" fo:line-height="100%"/>
      <style:text-properties style:text-underline-style="none" fo:font-weight="normal" officeooo:rsid="007c3355" officeooo:paragraph-rsid="007c3355" style:font-weight-asian="normal" style:font-weight-complex="normal"/>
    </style:style>
    <style:style style:name="P48" style:family="paragraph" style:parent-style-name="Standard">
      <style:paragraph-properties fo:margin-top="0in" fo:margin-bottom="0in" loext:contextual-spacing="true" fo:line-height="100%"/>
      <style:text-properties style:text-underline-style="none" fo:font-weight="normal" officeooo:rsid="008094b7" officeooo:paragraph-rsid="008094b7" style:font-weight-asian="normal" style:font-weight-complex="normal"/>
    </style:style>
    <style:style style:name="P49" style:family="paragraph" style:parent-style-name="Standard">
      <style:paragraph-properties fo:margin-top="0in" fo:margin-bottom="0in" loext:contextual-spacing="true" fo:line-height="100%"/>
      <style:text-properties style:text-underline-style="none" fo:font-weight="normal" officeooo:rsid="00873bdc" officeooo:paragraph-rsid="00873bdc" style:font-weight-asian="normal" style:font-weight-complex="normal"/>
    </style:style>
    <style:style style:name="P50" style:family="paragraph" style:parent-style-name="Standard">
      <style:paragraph-properties fo:margin-top="0in" fo:margin-bottom="0in" loext:contextual-spacing="true" fo:line-height="100%"/>
      <style:text-properties style:text-underline-style="none" fo:font-weight="normal" officeooo:rsid="008c52eb" officeooo:paragraph-rsid="008c52eb" style:font-weight-asian="normal" style:font-weight-complex="normal"/>
    </style:style>
    <style:style style:name="P51" style:family="paragraph" style:parent-style-name="Standard">
      <style:paragraph-properties fo:margin-top="0in" fo:margin-bottom="0in" loext:contextual-spacing="true" fo:line-height="100%"/>
      <style:text-properties style:text-underline-style="none" fo:font-weight="normal" officeooo:rsid="008e40a2" officeooo:paragraph-rsid="008e40a2" style:font-weight-asian="normal" style:font-weight-complex="normal"/>
    </style:style>
    <style:style style:name="P52" style:family="paragraph" style:parent-style-name="Standard">
      <style:paragraph-properties fo:margin-top="0in" fo:margin-bottom="0in" loext:contextual-spacing="true" fo:line-height="100%"/>
      <style:text-properties style:text-underline-style="none" fo:font-weight="normal" officeooo:rsid="0099cd46" officeooo:paragraph-rsid="0099cd46" style:font-weight-asian="normal" style:font-weight-complex="normal"/>
    </style:style>
    <style:style style:name="P53" style:family="paragraph" style:parent-style-name="Standard">
      <style:paragraph-properties fo:margin-top="0in" fo:margin-bottom="0in" loext:contextual-spacing="true" fo:line-height="100%"/>
      <style:text-properties style:text-underline-style="none" fo:font-weight="normal" officeooo:rsid="008ac294" officeooo:paragraph-rsid="008ac294" style:font-weight-asian="normal" style:font-weight-complex="normal"/>
    </style:style>
    <style:style style:name="P54" style:family="paragraph" style:parent-style-name="Standard">
      <style:paragraph-properties fo:margin-top="0in" fo:margin-bottom="0in" loext:contextual-spacing="true" fo:line-height="100%"/>
      <style:text-properties style:text-underline-style="none" officeooo:rsid="008e9915" officeooo:paragraph-rsid="008e9915"/>
    </style:style>
    <style:style style:name="P55" style:family="paragraph" style:parent-style-name="Standard">
      <style:paragraph-properties fo:margin-top="0in" fo:margin-bottom="0in" loext:contextual-spacing="true" fo:line-height="100%"/>
      <style:text-properties style:text-underline-style="none" officeooo:rsid="009765c2" officeooo:paragraph-rsid="009765c2"/>
    </style:style>
    <style:style style:name="P56" style:family="paragraph" style:parent-style-name="Standard">
      <style:paragraph-properties fo:margin-top="0in" fo:margin-bottom="0in" loext:contextual-spacing="true" fo:line-height="100%"/>
      <style:text-properties style:text-underline-style="none" officeooo:rsid="0098b96f" officeooo:paragraph-rsid="0098b96f"/>
    </style:style>
    <style:style style:name="P57" style:family="paragraph" style:parent-style-name="Standard">
      <style:paragraph-properties fo:margin-top="0in" fo:margin-bottom="0in" loext:contextual-spacing="true" fo:line-height="100%"/>
      <style:text-properties style:text-underline-style="none" officeooo:rsid="009e27b0" officeooo:paragraph-rsid="009e27b0"/>
    </style:style>
    <style:style style:name="P58" style:family="paragraph" style:parent-style-name="Standard">
      <style:paragraph-properties fo:margin-top="0in" fo:margin-bottom="0in" loext:contextual-spacing="true" fo:line-height="100%"/>
      <style:text-properties style:text-underline-style="none" officeooo:rsid="009f5b88" officeooo:paragraph-rsid="009e3d76"/>
    </style:style>
    <style:style style:name="P59" style:family="paragraph" style:parent-style-name="Standard">
      <style:paragraph-properties fo:margin-top="0in" fo:margin-bottom="0in" loext:contextual-spacing="true" fo:line-height="100%"/>
      <style:text-properties style:text-underline-style="none" officeooo:rsid="00a097e0" officeooo:paragraph-rsid="00a097e0"/>
    </style:style>
    <style:style style:name="P60" style:family="paragraph" style:parent-style-name="Standard">
      <style:paragraph-properties fo:margin-top="0in" fo:margin-bottom="0in" loext:contextual-spacing="true" fo:line-height="100%"/>
      <style:text-properties style:text-underline-style="none" officeooo:rsid="00a190f2" officeooo:paragraph-rsid="00a190f2"/>
    </style:style>
    <style:style style:name="P61" style:family="paragraph" style:parent-style-name="Standard">
      <style:paragraph-properties fo:margin-top="0in" fo:margin-bottom="0in" loext:contextual-spacing="true" fo:line-height="100%"/>
      <style:text-properties style:text-underline-style="none" officeooo:rsid="00a38784" officeooo:paragraph-rsid="00a38784"/>
    </style:style>
    <style:style style:name="P62" style:family="paragraph" style:parent-style-name="Standard">
      <style:paragraph-properties fo:margin-top="0in" fo:margin-bottom="0in" loext:contextual-spacing="true" fo:line-height="100%"/>
      <style:text-properties style:text-underline-style="none" officeooo:rsid="00a4feda" officeooo:paragraph-rsid="00a4feda"/>
    </style:style>
    <style:style style:name="P63" style:family="paragraph" style:parent-style-name="Standard">
      <style:paragraph-properties fo:margin-top="0in" fo:margin-bottom="0in" loext:contextual-spacing="true" fo:line-height="100%"/>
      <style:text-properties style:text-underline-style="none" officeooo:rsid="001ad533" officeooo:paragraph-rsid="001ad533"/>
    </style:style>
    <style:style style:name="P64" style:family="paragraph" style:parent-style-name="Standard">
      <style:paragraph-properties fo:margin-top="0in" fo:margin-bottom="0in" loext:contextual-spacing="true" fo:line-height="100%"/>
      <style:text-properties style:text-underline-style="none" officeooo:rsid="001f63bf" officeooo:paragraph-rsid="001f63bf"/>
    </style:style>
    <style:style style:name="P65" style:family="paragraph" style:parent-style-name="Standard">
      <style:paragraph-properties fo:margin-top="0in" fo:margin-bottom="0in" loext:contextual-spacing="true" fo:line-height="100%"/>
      <style:text-properties style:text-underline-style="none" officeooo:rsid="00117f3c" officeooo:paragraph-rsid="00117f3c"/>
    </style:style>
    <style:style style:name="P66" style:family="paragraph" style:parent-style-name="Standard">
      <style:paragraph-properties fo:margin-top="0in" fo:margin-bottom="0in" loext:contextual-spacing="true" fo:line-height="100%"/>
      <style:text-properties style:text-underline-style="none" officeooo:rsid="0014203c" officeooo:paragraph-rsid="0014203c"/>
    </style:style>
    <style:style style:name="P67" style:family="paragraph" style:parent-style-name="Standard">
      <style:paragraph-properties fo:margin-top="0in" fo:margin-bottom="0in" loext:contextual-spacing="true" fo:line-height="100%"/>
      <style:text-properties style:text-underline-style="none" officeooo:rsid="002fde54" officeooo:paragraph-rsid="002fde54"/>
    </style:style>
    <style:style style:name="P68" style:family="paragraph" style:parent-style-name="Standard">
      <style:paragraph-properties fo:margin-top="0in" fo:margin-bottom="0in" loext:contextual-spacing="true" fo:line-height="100%"/>
      <style:text-properties style:text-underline-style="none" officeooo:rsid="000c81ed" officeooo:paragraph-rsid="000c81ed"/>
    </style:style>
    <style:style style:name="P69" style:family="paragraph" style:parent-style-name="Standard">
      <style:paragraph-properties fo:margin-top="0in" fo:margin-bottom="0in" loext:contextual-spacing="true" fo:line-height="100%"/>
      <style:text-properties style:text-underline-style="none" officeooo:rsid="000d2360" officeooo:paragraph-rsid="000d2360"/>
    </style:style>
    <style:style style:name="P70" style:family="paragraph" style:parent-style-name="Standard">
      <style:paragraph-properties fo:margin-top="0in" fo:margin-bottom="0in" loext:contextual-spacing="true" fo:line-height="100%"/>
      <style:text-properties style:text-underline-style="none" officeooo:rsid="0010a4a3" officeooo:paragraph-rsid="0010a4a3"/>
    </style:style>
    <style:style style:name="P71" style:family="paragraph" style:parent-style-name="Standard">
      <style:paragraph-properties fo:margin-top="0in" fo:margin-bottom="0in" loext:contextual-spacing="true" fo:line-height="100%"/>
      <style:text-properties style:text-underline-style="none" officeooo:rsid="001e06f9" officeooo:paragraph-rsid="001e06f9"/>
    </style:style>
    <style:style style:name="P72" style:family="paragraph" style:parent-style-name="Standard">
      <style:paragraph-properties fo:margin-top="0in" fo:margin-bottom="0in" loext:contextual-spacing="true" fo:line-height="100%"/>
      <style:text-properties style:text-underline-style="none" officeooo:rsid="000b4ef8" officeooo:paragraph-rsid="000b4ef8"/>
    </style:style>
    <style:style style:name="P73" style:family="paragraph" style:parent-style-name="Standard">
      <style:paragraph-properties fo:margin-top="0in" fo:margin-bottom="0in" loext:contextual-spacing="true" fo:line-height="100%"/>
      <style:text-properties style:text-underline-style="none" officeooo:rsid="000dfed6" officeooo:paragraph-rsid="000dfed6"/>
    </style:style>
    <style:style style:name="P74" style:family="paragraph" style:parent-style-name="Standard">
      <style:paragraph-properties fo:margin-top="0in" fo:margin-bottom="0in" loext:contextual-spacing="true" fo:line-height="100%"/>
      <style:text-properties fo:font-size="14pt" officeooo:rsid="000a7202" officeooo:paragraph-rsid="000a7202" style:font-size-asian="14pt" style:font-size-complex="14pt"/>
    </style:style>
    <style:style style:name="P75" style:family="paragraph" style:parent-style-name="Standard">
      <style:paragraph-properties fo:margin-top="0in" fo:margin-bottom="0in" loext:contextual-spacing="true" fo:line-height="100%"/>
      <style:text-properties officeooo:rsid="000a7202" officeooo:paragraph-rsid="000a7202"/>
    </style:style>
    <style:style style:name="P76" style:family="paragraph" style:parent-style-name="Standard">
      <style:paragraph-properties fo:margin-top="0in" fo:margin-bottom="0in" loext:contextual-spacing="true" fo:line-height="100%"/>
      <style:text-properties officeooo:rsid="00172a08" officeooo:paragraph-rsid="00172a08"/>
    </style:style>
    <style:style style:name="P77" style:family="paragraph" style:parent-style-name="Standard">
      <style:paragraph-properties fo:margin-top="0in" fo:margin-bottom="0in" loext:contextual-spacing="true" fo:line-height="100%"/>
      <style:text-properties officeooo:rsid="001e4948" officeooo:paragraph-rsid="001e4948"/>
    </style:style>
    <style:style style:name="P78" style:family="paragraph" style:parent-style-name="Standard">
      <style:paragraph-properties fo:margin-top="0in" fo:margin-bottom="0in" loext:contextual-spacing="true" fo:line-height="100%"/>
      <style:text-properties officeooo:rsid="001764f0" officeooo:paragraph-rsid="001764f0"/>
    </style:style>
    <style:style style:name="P79" style:family="paragraph" style:parent-style-name="Standard">
      <style:paragraph-properties fo:margin-top="0in" fo:margin-bottom="0in" loext:contextual-spacing="true" fo:line-height="100%"/>
      <style:text-properties officeooo:rsid="001838bb" officeooo:paragraph-rsid="001838bb"/>
    </style:style>
    <style:style style:name="P80" style:family="paragraph" style:parent-style-name="Standard">
      <style:paragraph-properties fo:margin-top="0in" fo:margin-bottom="0in" loext:contextual-spacing="true" fo:line-height="100%"/>
      <style:text-properties fo:font-weight="bold" officeooo:rsid="001838bb" officeooo:paragraph-rsid="001838bb" style:font-weight-asian="bold" style:font-weight-complex="bold"/>
    </style:style>
    <style:style style:name="P81" style:family="paragraph" style:parent-style-name="Standard">
      <style:paragraph-properties fo:margin-top="0in" fo:margin-bottom="0in" loext:contextual-spacing="true" fo:line-height="100%"/>
      <style:text-properties fo:font-weight="bold" officeooo:rsid="001ad533" officeooo:paragraph-rsid="001ad533" style:font-weight-asian="bold" style:font-weight-complex="bold"/>
    </style:style>
    <style:style style:name="P82" style:family="paragraph" style:parent-style-name="Standard">
      <style:paragraph-properties fo:margin-top="0in" fo:margin-bottom="0in" loext:contextual-spacing="true" fo:line-height="100%"/>
      <style:text-properties fo:font-weight="normal" officeooo:rsid="001fe705" officeooo:paragraph-rsid="001fe705" style:font-weight-asian="normal" style:font-weight-complex="normal"/>
    </style:style>
    <style:style style:name="P83"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21a7d1" officeooo:paragraph-rsid="0021a7d1" style:font-weight-asian="normal" style:font-weight-complex="normal"/>
    </style:style>
    <style:style style:name="P84"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21ad8a" officeooo:paragraph-rsid="0021ad8a" style:font-weight-asian="normal" style:font-weight-complex="normal"/>
    </style:style>
    <style:style style:name="P85"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23f764" officeooo:paragraph-rsid="0023f764" style:font-weight-asian="normal" style:font-weight-complex="normal"/>
    </style:style>
    <style:style style:name="P86"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2a6b9d" officeooo:paragraph-rsid="002a6b9d" style:font-weight-asian="normal" style:font-weight-complex="normal"/>
    </style:style>
    <style:style style:name="P87"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2e5cba" officeooo:paragraph-rsid="002e5cba" style:font-weight-asian="normal" style:font-weight-complex="normal"/>
    </style:style>
    <style:style style:name="P88"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30d19e" officeooo:paragraph-rsid="0030d19e" style:font-weight-asian="normal" style:font-weight-complex="normal"/>
    </style:style>
    <style:style style:name="P89"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36e049" officeooo:paragraph-rsid="0036e049" style:font-weight-asian="normal" style:font-weight-complex="normal"/>
    </style:style>
    <style:style style:name="P90"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38dc5a" officeooo:paragraph-rsid="0038dc5a" style:font-weight-asian="normal" style:font-weight-complex="normal"/>
    </style:style>
    <style:style style:name="P91"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52dab8" officeooo:paragraph-rsid="0052dab8" style:font-weight-asian="normal" style:font-weight-complex="normal"/>
    </style:style>
    <style:style style:name="P92"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9b5a57" officeooo:paragraph-rsid="009b5a57" style:font-weight-asian="normal" style:font-weight-complex="normal"/>
    </style:style>
    <style:style style:name="P93"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9c20e7" officeooo:paragraph-rsid="009c20e7" style:font-weight-asian="normal" style:font-weight-complex="normal"/>
    </style:style>
    <style:style style:name="P94"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29284a" officeooo:paragraph-rsid="0029284a" style:font-weight-asian="normal" style:font-weight-complex="normal"/>
    </style:style>
    <style:style style:name="P95"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29284a" officeooo:paragraph-rsid="0081e6a3" style:font-weight-asian="normal" style:font-weight-complex="normal"/>
    </style:style>
    <style:style style:name="P96"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77e0bc" officeooo:paragraph-rsid="0077e0bc" style:font-weight-asian="normal" style:font-weight-complex="normal"/>
    </style:style>
    <style:style style:name="P97"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457692" officeooo:paragraph-rsid="00457692" style:font-weight-asian="normal" style:font-weight-complex="normal"/>
    </style:style>
    <style:style style:name="P98"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49512f" officeooo:paragraph-rsid="0049512f" style:font-weight-asian="normal" style:font-weight-complex="normal"/>
    </style:style>
    <style:style style:name="P99"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4fdceb" officeooo:paragraph-rsid="004fdceb" style:font-weight-asian="normal" style:font-weight-complex="normal"/>
    </style:style>
    <style:style style:name="P100"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4cf5f5" officeooo:paragraph-rsid="004cf5f5" style:font-weight-asian="normal" style:font-weight-complex="normal"/>
    </style:style>
    <style:style style:name="P101"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5fa004" officeooo:paragraph-rsid="005fa004" style:font-weight-asian="normal" style:font-weight-complex="normal"/>
    </style:style>
    <style:style style:name="P102"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6d2c72" officeooo:paragraph-rsid="006d2c72" style:font-weight-asian="normal" style:font-weight-complex="normal"/>
    </style:style>
    <style:style style:name="P103"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759c22" officeooo:paragraph-rsid="00759c22" style:font-weight-asian="normal" style:font-weight-complex="normal"/>
    </style:style>
    <style:style style:name="P104"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7c3355" officeooo:paragraph-rsid="007c3355" style:font-weight-asian="normal" style:font-weight-complex="normal"/>
    </style:style>
    <style:style style:name="P105"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7d3cf7" officeooo:paragraph-rsid="007d3cf7" style:font-weight-asian="normal" style:font-weight-complex="normal"/>
    </style:style>
    <style:style style:name="P106"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847d5b" officeooo:paragraph-rsid="00847d5b" style:font-weight-asian="normal" style:font-weight-complex="normal"/>
    </style:style>
    <style:style style:name="P107"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8ac294" officeooo:paragraph-rsid="008ac294" style:font-weight-asian="normal" style:font-weight-complex="normal"/>
    </style:style>
    <style:style style:name="P108"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4174b3" officeooo:paragraph-rsid="004174b3" fo:background-color="transparent" style:font-weight-asian="normal" style:font-weight-complex="normal"/>
    </style:style>
    <style:style style:name="P109" style:family="paragraph" style:parent-style-name="Standard">
      <style:paragraph-properties fo:margin-top="0in" fo:margin-bottom="0in" loext:contextual-spacing="true" fo:line-height="100%"/>
      <style:text-properties style:text-underline-style="solid" style:text-underline-width="auto" style:text-underline-color="font-color" fo:font-weight="normal" officeooo:rsid="0030d19e" officeooo:paragraph-rsid="0030d19e" fo:background-color="#ffff00" style:font-weight-asian="normal" style:font-weight-complex="normal"/>
    </style:style>
    <style:style style:name="P110" style:family="paragraph" style:parent-style-name="Standard">
      <style:paragraph-properties fo:margin-top="0in" fo:margin-bottom="0in" loext:contextual-spacing="true" fo:line-height="100%"/>
      <style:text-properties style:text-underline-style="solid" style:text-underline-width="auto" style:text-underline-color="font-color" officeooo:rsid="008e9915" officeooo:paragraph-rsid="008e9915"/>
    </style:style>
    <style:style style:name="P111" style:family="paragraph" style:parent-style-name="Standard">
      <style:paragraph-properties fo:margin-top="0in" fo:margin-bottom="0in" loext:contextual-spacing="true" fo:line-height="100%"/>
      <style:text-properties style:text-underline-style="solid" style:text-underline-width="auto" style:text-underline-color="font-color" officeooo:rsid="00921d37" officeooo:paragraph-rsid="00921d37"/>
    </style:style>
    <style:style style:name="P112" style:family="paragraph" style:parent-style-name="Standard">
      <style:paragraph-properties fo:margin-top="0in" fo:margin-bottom="0in" loext:contextual-spacing="true" fo:line-height="100%"/>
      <style:text-properties style:text-underline-style="solid" style:text-underline-width="auto" style:text-underline-color="font-color" officeooo:rsid="009765c2" officeooo:paragraph-rsid="009765c2"/>
    </style:style>
    <style:style style:name="P113" style:family="paragraph" style:parent-style-name="Standard">
      <style:paragraph-properties fo:margin-top="0in" fo:margin-bottom="0in" loext:contextual-spacing="true" fo:line-height="100%"/>
      <style:text-properties style:text-underline-style="solid" style:text-underline-width="auto" style:text-underline-color="font-color" officeooo:rsid="0098b96f" officeooo:paragraph-rsid="0098b96f"/>
    </style:style>
    <style:style style:name="P114" style:family="paragraph" style:parent-style-name="Standard">
      <style:paragraph-properties fo:margin-top="0in" fo:margin-bottom="0in" loext:contextual-spacing="true" fo:line-height="100%"/>
      <style:text-properties style:text-underline-style="solid" style:text-underline-width="auto" style:text-underline-color="font-color" officeooo:rsid="009e27b0" officeooo:paragraph-rsid="009e27b0"/>
    </style:style>
    <style:style style:name="P115" style:family="paragraph" style:parent-style-name="Standard">
      <style:paragraph-properties fo:margin-top="0in" fo:margin-bottom="0in" loext:contextual-spacing="true" fo:line-height="100%"/>
      <style:text-properties style:text-underline-style="solid" style:text-underline-width="auto" style:text-underline-color="font-color" officeooo:rsid="009e3d76" officeooo:paragraph-rsid="009e3d76"/>
    </style:style>
    <style:style style:name="P116" style:family="paragraph" style:parent-style-name="Standard">
      <style:paragraph-properties fo:margin-top="0in" fo:margin-bottom="0in" loext:contextual-spacing="true" fo:line-height="100%"/>
      <style:text-properties style:text-underline-style="solid" style:text-underline-width="auto" style:text-underline-color="font-color" officeooo:rsid="00a097e0" officeooo:paragraph-rsid="00a097e0"/>
    </style:style>
    <style:style style:name="P117" style:family="paragraph" style:parent-style-name="Standard">
      <style:paragraph-properties fo:margin-top="0in" fo:margin-bottom="0in" loext:contextual-spacing="true" fo:line-height="100%"/>
      <style:text-properties style:text-underline-style="solid" style:text-underline-width="auto" style:text-underline-color="font-color" officeooo:rsid="001ad533" officeooo:paragraph-rsid="001ad533"/>
    </style:style>
    <style:style style:name="P118" style:family="paragraph" style:parent-style-name="Standard">
      <style:paragraph-properties fo:margin-top="0in" fo:margin-bottom="0in" loext:contextual-spacing="true" fo:line-height="100%"/>
      <style:text-properties style:text-underline-style="solid" style:text-underline-width="auto" style:text-underline-color="font-color" officeooo:rsid="00117f3c" officeooo:paragraph-rsid="00117f3c"/>
    </style:style>
    <style:style style:name="P119" style:family="paragraph" style:parent-style-name="Standard">
      <style:paragraph-properties fo:margin-top="0in" fo:margin-bottom="0in" loext:contextual-spacing="true" fo:line-height="100%"/>
      <style:text-properties style:text-underline-style="solid" style:text-underline-width="auto" style:text-underline-color="font-color" officeooo:rsid="0014203c" officeooo:paragraph-rsid="0014203c"/>
    </style:style>
    <style:style style:name="P120" style:family="paragraph" style:parent-style-name="Standard">
      <style:paragraph-properties fo:margin-top="0in" fo:margin-bottom="0in" loext:contextual-spacing="true" fo:line-height="100%"/>
      <style:text-properties style:text-underline-style="solid" style:text-underline-width="auto" style:text-underline-color="font-color" officeooo:rsid="000c81ed" officeooo:paragraph-rsid="000c81ed"/>
    </style:style>
    <style:style style:name="P121" style:family="paragraph" style:parent-style-name="Standard">
      <style:paragraph-properties fo:margin-top="0in" fo:margin-bottom="0in" loext:contextual-spacing="true" fo:line-height="100%"/>
      <style:text-properties style:text-underline-style="solid" style:text-underline-width="auto" style:text-underline-color="font-color" officeooo:rsid="000b4ef8" officeooo:paragraph-rsid="000b4ef8"/>
    </style:style>
    <style:style style:name="P122" style:family="paragraph" style:parent-style-name="Standard">
      <style:paragraph-properties fo:margin-top="0in" fo:margin-bottom="0in" loext:contextual-spacing="true" fo:line-height="100%"/>
      <style:text-properties officeooo:paragraph-rsid="0030d19e"/>
    </style:style>
    <style:style style:name="P123" style:family="paragraph" style:parent-style-name="Standard">
      <style:paragraph-properties fo:margin-top="0in" fo:margin-bottom="0in" loext:contextual-spacing="true" fo:line-height="100%"/>
      <style:text-properties officeooo:rsid="003eabd6" officeooo:paragraph-rsid="003eabd6"/>
    </style:style>
    <style:style style:name="P124" style:family="paragraph" style:parent-style-name="Standard">
      <style:paragraph-properties fo:margin-top="0in" fo:margin-bottom="0in" loext:contextual-spacing="true" fo:line-height="100%"/>
      <style:text-properties officeooo:rsid="00117f3c" officeooo:paragraph-rsid="00117f3c"/>
    </style:style>
    <style:style style:name="P125" style:family="paragraph" style:parent-style-name="Standard">
      <style:paragraph-properties fo:margin-top="0in" fo:margin-bottom="0in" loext:contextual-spacing="true" fo:line-height="100%"/>
      <style:text-properties officeooo:rsid="000b4be1" officeooo:paragraph-rsid="000b4be1"/>
    </style:style>
    <style:style style:name="P126" style:family="paragraph" style:parent-style-name="Standard">
      <style:paragraph-properties fo:margin-top="0in" fo:margin-bottom="0in" loext:contextual-spacing="true" fo:line-height="100%"/>
      <style:text-properties officeooo:rsid="000b4ef8" officeooo:paragraph-rsid="000b4ef8"/>
    </style:style>
    <style:style style:name="P127" style:family="paragraph" style:parent-style-name="Standard">
      <style:paragraph-properties fo:margin-top="0in" fo:margin-bottom="0in" loext:contextual-spacing="true" fo:line-height="100%"/>
      <style:text-properties officeooo:rsid="000c81ed" officeooo:paragraph-rsid="000c81ed"/>
    </style:style>
    <style:style style:name="P128" style:family="paragraph" style:parent-style-name="Standard">
      <style:paragraph-properties fo:margin-top="0in" fo:margin-bottom="0in" loext:contextual-spacing="true" fo:line-height="100%"/>
      <style:text-properties officeooo:rsid="00a6fd60" officeooo:paragraph-rsid="00a6fd60"/>
    </style:style>
    <style:style style:name="P129" style:family="paragraph" style:parent-style-name="Standard">
      <style:paragraph-properties fo:margin-top="0in" fo:margin-bottom="0in" loext:contextual-spacing="true" fo:line-height="100%"/>
      <style:text-properties officeooo:rsid="00a8dfcb" officeooo:paragraph-rsid="00a8dfcb"/>
    </style:style>
    <style:style style:name="P130" style:family="paragraph" style:parent-style-name="Standard">
      <style:paragraph-properties fo:margin-top="0in" fo:margin-bottom="0in" loext:contextual-spacing="true" fo:line-height="100%"/>
      <style:text-properties officeooo:rsid="00a95e6f" officeooo:paragraph-rsid="00a95e6f"/>
    </style:style>
    <style:style style:name="P131" style:family="paragraph" style:parent-style-name="Standard">
      <style:paragraph-properties fo:margin-top="0in" fo:margin-bottom="0in" loext:contextual-spacing="true" fo:line-height="100%"/>
      <style:text-properties officeooo:rsid="00af8a25" officeooo:paragraph-rsid="00af8a25"/>
    </style:style>
    <style:style style:name="P132" style:family="paragraph" style:parent-style-name="Standard">
      <style:paragraph-properties fo:margin-top="0in" fo:margin-bottom="0in" loext:contextual-spacing="true" fo:line-height="100%"/>
      <style:text-properties officeooo:rsid="00b30f0a" officeooo:paragraph-rsid="00b30f0a"/>
    </style:style>
    <style:style style:name="P133" style:family="paragraph" style:parent-style-name="Standard">
      <style:paragraph-properties fo:margin-top="0in" fo:margin-bottom="0in" loext:contextual-spacing="true" fo:line-height="100%"/>
      <style:text-properties officeooo:rsid="00b4dc93" officeooo:paragraph-rsid="00b4dc93"/>
    </style:style>
    <style:style style:name="P134" style:family="paragraph" style:parent-style-name="Standard">
      <style:paragraph-properties fo:margin-top="0in" fo:margin-bottom="0in" loext:contextual-spacing="true" fo:line-height="100%"/>
      <style:text-properties officeooo:rsid="00b662ef" officeooo:paragraph-rsid="00b662ef"/>
    </style:style>
    <style:style style:name="P135" style:family="paragraph" style:parent-style-name="Text_20_body">
      <style:paragraph-properties fo:margin-top="0in" fo:margin-bottom="0in" loext:contextual-spacing="true" fo:line-height="100%"/>
      <style:text-properties officeooo:paragraph-rsid="00352e72"/>
    </style:style>
    <style:style style:name="P136" style:family="paragraph" style:parent-style-name="Text_20_body">
      <style:paragraph-properties fo:margin-top="0in" fo:margin-bottom="0in" loext:contextual-spacing="true" fo:line-height="100%"/>
      <style:text-properties officeooo:rsid="00a98189" officeooo:paragraph-rsid="00a98189"/>
    </style:style>
    <style:style style:name="P137" style:family="paragraph" style:parent-style-name="Text_20_body">
      <style:paragraph-properties fo:margin-top="0in" fo:margin-bottom="0in" loext:contextual-spacing="true" fo:line-height="100%"/>
      <style:text-properties officeooo:rsid="00adb77f" officeooo:paragraph-rsid="00adb77f"/>
    </style:style>
    <style:style style:name="P138" style:family="paragraph" style:parent-style-name="Text_20_body">
      <style:paragraph-properties fo:margin-top="0in" fo:margin-bottom="0in" loext:contextual-spacing="true" fo:line-height="100%"/>
      <style:text-properties officeooo:rsid="00ac0f1b" officeooo:paragraph-rsid="00ac0f1b"/>
    </style:style>
    <style:style style:name="P139" style:family="paragraph" style:parent-style-name="Text_20_body">
      <style:paragraph-properties fo:margin-top="0in" fo:margin-bottom="0in" loext:contextual-spacing="true" fo:line-height="100%"/>
      <style:text-properties officeooo:rsid="00ad7f8b" officeooo:paragraph-rsid="00ad7f8b"/>
    </style:style>
    <style:style style:name="P140" style:family="paragraph" style:parent-style-name="Text_20_body">
      <style:paragraph-properties fo:margin-top="0in" fo:margin-bottom="0in" loext:contextual-spacing="true" fo:line-height="100%"/>
      <style:text-properties officeooo:rsid="00aa8fe6" officeooo:paragraph-rsid="00aa8fe6"/>
    </style:style>
    <style:style style:name="T1" style:family="text">
      <style:text-properties officeooo:rsid="000fe9dd"/>
    </style:style>
    <style:style style:name="T2" style:family="text">
      <style:text-properties officeooo:rsid="0015cbe6"/>
    </style:style>
    <style:style style:name="T3" style:family="text">
      <style:text-properties officeooo:rsid="0019d8ee"/>
    </style:style>
    <style:style style:name="T4" style:family="text">
      <style:text-properties fo:font-weight="normal" style:font-weight-asian="normal" style:font-weight-complex="normal"/>
    </style:style>
    <style:style style:name="T5" style:family="text">
      <style:text-properties fo:font-weight="normal" officeooo:rsid="0019d8ee" style:font-weight-asian="normal" style:font-weight-complex="normal"/>
    </style:style>
    <style:style style:name="T6" style:family="text">
      <style:text-properties officeooo:rsid="001b8e07"/>
    </style:style>
    <style:style style:name="T7" style:family="text">
      <style:text-properties officeooo:rsid="001d2a73"/>
    </style:style>
    <style:style style:name="T8" style:family="text">
      <style:text-properties style:text-underline-style="none"/>
    </style:style>
    <style:style style:name="T9" style:family="text">
      <style:text-properties style:text-underline-style="none" officeooo:rsid="002366d4"/>
    </style:style>
    <style:style style:name="T10" style:family="text">
      <style:text-properties style:text-underline-style="none" officeooo:rsid="002c6360"/>
    </style:style>
    <style:style style:name="T11" style:family="text">
      <style:text-properties style:text-underline-style="none" officeooo:rsid="002f8d2e"/>
    </style:style>
    <style:style style:name="T12" style:family="text">
      <style:text-properties style:text-underline-style="none" officeooo:rsid="0033a67b"/>
    </style:style>
    <style:style style:name="T13" style:family="text">
      <style:text-properties style:text-underline-style="none" officeooo:rsid="0038dc5a"/>
    </style:style>
    <style:style style:name="T14" style:family="text">
      <style:text-properties style:text-underline-style="none" fo:font-weight="normal" fo:background-color="transparent" loext:char-shading-value="0" style:font-weight-asian="normal" style:font-weight-complex="normal"/>
    </style:style>
    <style:style style:name="T15" style:family="text">
      <style:text-properties style:text-underline-style="none" fo:font-weight="normal" officeooo:rsid="0030d19e" fo:background-color="transparent" loext:char-shading-value="0" style:font-weight-asian="normal" style:font-weight-complex="normal"/>
    </style:style>
    <style:style style:name="T16" style:family="text">
      <style:text-properties style:text-underline-style="none" officeooo:rsid="00436470"/>
    </style:style>
    <style:style style:name="T17" style:family="text">
      <style:text-properties style:text-underline-style="none" fo:background-color="transparent" loext:char-shading-value="0"/>
    </style:style>
    <style:style style:name="T18" style:family="text">
      <style:text-properties style:text-underline-style="none" officeooo:rsid="004439a5"/>
    </style:style>
    <style:style style:name="T19" style:family="text">
      <style:text-properties style:text-underline-style="none" officeooo:rsid="00457692"/>
    </style:style>
    <style:style style:name="T20" style:family="text">
      <style:text-properties style:text-underline-style="none" officeooo:rsid="00465da8"/>
    </style:style>
    <style:style style:name="T21" style:family="text">
      <style:text-properties style:text-underline-style="none" officeooo:rsid="00479f4c"/>
    </style:style>
    <style:style style:name="T22" style:family="text">
      <style:text-properties style:text-underline-style="none" officeooo:rsid="004b0780"/>
    </style:style>
    <style:style style:name="T23" style:family="text">
      <style:text-properties style:text-underline-style="none" officeooo:rsid="004e313e"/>
    </style:style>
    <style:style style:name="T24" style:family="text">
      <style:text-properties style:text-underline-style="none" officeooo:rsid="004e3f61"/>
    </style:style>
    <style:style style:name="T25" style:family="text">
      <style:text-properties style:text-underline-style="none" officeooo:rsid="005003cc"/>
    </style:style>
    <style:style style:name="T26" style:family="text">
      <style:text-properties style:text-underline-style="none" officeooo:rsid="0053b5aa"/>
    </style:style>
    <style:style style:name="T27" style:family="text">
      <style:text-properties style:text-underline-style="none" officeooo:rsid="005e2e27"/>
    </style:style>
    <style:style style:name="T28" style:family="text">
      <style:text-properties style:text-underline-style="none" officeooo:rsid="0068d481"/>
    </style:style>
    <style:style style:name="T29" style:family="text">
      <style:text-properties style:text-underline-style="none" officeooo:rsid="006a90fd"/>
    </style:style>
    <style:style style:name="T30" style:family="text">
      <style:text-properties style:text-underline-style="none" officeooo:rsid="006e5103"/>
    </style:style>
    <style:style style:name="T31" style:family="text">
      <style:text-properties style:text-underline-style="none" officeooo:rsid="00704e5d"/>
    </style:style>
    <style:style style:name="T32" style:family="text">
      <style:text-properties style:text-underline-style="none" officeooo:rsid="007250cc"/>
    </style:style>
    <style:style style:name="T33" style:family="text">
      <style:text-properties style:text-underline-style="none" officeooo:rsid="0072b875"/>
    </style:style>
    <style:style style:name="T34" style:family="text">
      <style:text-properties style:text-underline-style="none" officeooo:rsid="0073831f"/>
    </style:style>
    <style:style style:name="T35" style:family="text">
      <style:text-properties style:text-underline-style="none" officeooo:rsid="0076ee1b"/>
    </style:style>
    <style:style style:name="T36" style:family="text">
      <style:text-properties style:text-underline-style="none" officeooo:rsid="0077e0bc"/>
    </style:style>
    <style:style style:name="T37" style:family="text">
      <style:text-properties style:text-underline-style="none" officeooo:rsid="0079d58c"/>
    </style:style>
    <style:style style:name="T38" style:family="text">
      <style:text-properties style:text-underline-style="none" officeooo:rsid="007bc7a1"/>
    </style:style>
    <style:style style:name="T39" style:family="text">
      <style:text-properties style:text-underline-style="none" officeooo:rsid="007c48f8"/>
    </style:style>
    <style:style style:name="T40" style:family="text">
      <style:text-properties style:text-underline-style="none" officeooo:rsid="0081e6a3"/>
    </style:style>
    <style:style style:name="T41" style:family="text">
      <style:text-properties style:text-underline-style="none" officeooo:rsid="0082ff5d"/>
    </style:style>
    <style:style style:name="T42" style:family="text">
      <style:text-properties style:text-underline-style="none" officeooo:rsid="00941229"/>
    </style:style>
    <style:style style:name="T43" style:family="text">
      <style:text-properties style:text-underline-style="none" officeooo:rsid="009535f6"/>
    </style:style>
    <style:style style:name="T44" style:family="text">
      <style:text-properties style:text-underline-style="none" officeooo:rsid="0096a638"/>
    </style:style>
    <style:style style:name="T45" style:family="text">
      <style:text-properties style:text-underline-style="none" officeooo:rsid="009f5b88"/>
    </style:style>
    <style:style style:name="T46" style:family="text">
      <style:text-properties style:text-position="super 58%"/>
    </style:style>
    <style:style style:name="T47" style:family="text">
      <style:text-properties style:text-position="super 58%" style:text-underline-style="none"/>
    </style:style>
    <style:style style:name="T48" style:family="text">
      <style:text-properties officeooo:rsid="0082ff5d"/>
    </style:style>
    <style:style style:name="T49" style:family="text">
      <style:text-properties officeooo:rsid="0087f7ab"/>
    </style:style>
    <style:style style:name="T50" style:family="text">
      <style:text-properties officeooo:rsid="008c52eb"/>
    </style:style>
    <style:style style:name="T51" style:family="text">
      <style:text-properties officeooo:rsid="008e40a2"/>
    </style:style>
    <style:style style:name="T52" style:family="text">
      <style:text-properties officeooo:rsid="00904354"/>
    </style:style>
    <style:style style:name="T53" style:family="text">
      <style:text-properties officeooo:rsid="0098b96f"/>
    </style:style>
    <style:style style:name="T54" style:family="text">
      <style:text-properties officeooo:rsid="0099983d"/>
    </style:style>
    <style:style style:name="T55" style:family="text">
      <style:text-properties officeooo:rsid="0099cd46"/>
    </style:style>
    <style:style style:name="T56" style:family="text">
      <style:text-properties style:text-underline-style="solid" style:text-underline-width="auto" style:text-underline-color="font-color"/>
    </style:style>
    <style:style style:name="T57" style:family="text">
      <style:text-properties officeooo:rsid="00a8b3f4"/>
    </style:style>
    <style:style style:name="T58" style:family="text">
      <style:text-properties officeooo:rsid="00b111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My Dev Cirriculum</text:p>
      <text:p text:style-name="P75"/>
      <text:p text:style-name="P7">That is the art and talent involved in programming—reducing complexity to simplicity. </text:p>
      <text:p text:style-name="P1">A “bad programmer” is just somebody who fails to reduce the complexity. </text:p>
      <text:p text:style-name="P135"><text:span text:style-name="T15">The attitude that every engineer should have, in every field of engineering, is: </text:span>I can solve this problem <text:tab/>the right way</text:p>
      <text:p text:style-name="P136">Review other people's code</text:p>
      <text:p text:style-name="P137">Ask a lot of questions</text:p>
      <text:p text:style-name="P138">Don't rely on wikipedia to learn something technical</text:p>
      <text:p text:style-name="P139">Much documentation assumes a certain knowledge base</text:p>
      <text:p text:style-name="P140">1<text:span text:style-name="T46">st</text:span> few drafts will need improvement</text:p>
      <text:p text:style-name="P2">Abstraction:</text:p>
      <text:p text:style-name="P2"><text:tab/>You need to know what's important at a given level</text:p>
      <text:p text:style-name="P2"/>
      <text:p text:style-name="P6">Africa will have largest middle class by 2040</text:p>
      <text:p text:style-name="P6">The future is here it's just not equally distributed</text:p>
      <text:p text:style-name="P6"/>
      <text:p text:style-name="P75"/>
      <text:p text:style-name="P131">What it means to create <text:span text:style-name="T58">value</text:span></text:p>
      <text:p text:style-name="P132">Innovate on existing systems to get added value</text:p>
      <text:p text:style-name="P133">reverse-engineering</text:p>
      <text:p text:style-name="P134"/>
      <text:p text:style-name="P134">read source code</text:p>
      <text:p text:style-name="P75"/>
      <text:p text:style-name="P76">Read at ton → Code at ton → Repeat</text:p>
      <text:p text:style-name="P77">Get used to reading manuals</text:p>
      <text:p text:style-name="P77">Read books and manuals 2+ times</text:p>
      <text:p text:style-name="P78">Learn Math as needed</text:p>
      <text:p text:style-name="P79">Solve a specific problem that interests you</text:p>
      <text:p text:style-name="P80"><text:span text:style-name="T3">*Find a mentor!</text:span><text:span text:style-name="T5">*</text:span></text:p>
      <text:p text:style-name="P81"><text:span text:style-name="T5">M</text:span><text:span text:style-name="T4">aster one language then learn several others</text:span></text:p>
      <text:p text:style-name="P82">Build code based around examples in documentation and in others' code</text:p>
      <text:p text:style-name="P82"/>
      <text:p text:style-name="P83">Tips</text:p>
      <text:p text:style-name="P8">Read books/manuals 2-3x</text:p>
      <text:p text:style-name="P9">Don't write code until you actually need it. </text:p>
      <text:p text:style-name="P84"><text:span text:style-name="T8">Delete any unused code. If you need unused code later use version control </text:span><text:span text:style-name="T9">to pull the feature back.</text:span></text:p>
      <text:p text:style-name="P85"><text:span text:style-name="T9">B</text:span><text:span text:style-name="T8">efore building ask a lot of questions to people about what the program specifically needs to do.</text:span></text:p>
      <text:p text:style-name="P10">To code faster: don't think – understand. The answer is usually not in your mind</text:p>
      <text:p text:style-name="P11">Write code that can change later</text:p>
      <text:p text:style-name="P11">Use a constant – not a magic number</text:p>
      <text:p text:style-name="P12">Bad phrase: “We'll never need ...”</text:p>
      <text:p text:style-name="P13">Still don't try to anticipate what you don't need. </text:p>
      <text:p text:style-name="P14">Build based on what you know now</text:p>
      <text:p text:style-name="P15">Write minimal layer for what you need – don't deep dive into a whole framework right away</text:p>
      <text:p text:style-name="P86"><text:span text:style-name="T8">Design your program in proportion to </text:span><text:span text:style-name="T10">the time it will be used by </text:span><text:span text:style-name="T11">other </text:span><text:span text:style-name="T10">people</text:span></text:p>
      <text:p text:style-name="P87"><text:span text:style-name="T10">D</text:span><text:span text:style-name="T8">esign a little more than you think is necessary</text:span></text:p>
      <text:p text:style-name="P88"><text:span text:style-name="T8">Don't try to accommodate every future requirement now - “</text:span><text:span text:style-name="T12">One day I might need to do foo so I should just do foo now” - wrong</text:span></text:p>
      <text:p text:style-name="P16"><text:soft-page-break/>Don't over design</text:p>
      <text:p text:style-name="P16">Be as generic as you need to be right now</text:p>
      <text:p text:style-name="P89"><text:span text:style-name="T8">Never duplicate code – </text:span><text:span text:style-name="T13">DRY -Don't repeat yourself</text:span></text:p>
      <text:p text:style-name="P17">If you copy and paste once think of utility function</text:p>
      <text:p text:style-name="P90"><text:span text:style-name="T8">-So, a “good programmer” will do everything in his/her power to make what he writes as simple as possible </text:span><text:span text:style-name="Emphasis"><text:span text:style-name="T8">to other programmers</text:span></text:span><text:span text:style-name="T8">. A “good” programmer creates things that are easy to understand, so that it’s really easy to shake all the bugs out. </text:span></text:p>
      <text:p text:style-name="P122"><text:span text:style-name="T15">-</text:span><text:span text:style-name="Strong_20_Emphasis"><text:span text:style-name="T8">The better you understand what you are doing, the better you will do it.</text:span></text:span><text:span text:style-name="T8"> </text:span></text:p>
      <text:p text:style-name="P123"><text:span text:style-name="T15">R</text:span><text:span text:style-name="T14">ethink your design at every step</text:span></text:p>
      <text:p text:style-name="P3">Get really good at refactoring</text:p>
      <text:p text:style-name="P4">Understand the order that you should build things – from the inside out</text:p>
      <text:p text:style-name="P5">Build the core of your application </text:p>
      <text:p text:style-name="P108"><text:span text:style-name="T8">What produces a useful product as fast as possible. </text:span><text:span text:style-name="T16">Write useful core first. </text:span></text:p>
      <text:p text:style-name="P108"><text:span text:style-name="T8"><text:tab/>ex. A youtuble app - 1</text:span><text:span text:style-name="T47">st</text:span><text:span text:style-name="T8"> build rendering surface that can play a video</text:span></text:p>
      <text:p text:style-name="P109"><text:span text:style-name="Strong_20_Emphasis"><text:span text:style-name="T17">-Never “fix” anything unless it’s a problem, and you have evidence showing that the problem really exists.</text:span></text:span><text:span text:style-name="T17"> </text:span></text:p>
      <text:p text:style-name="P18">Software is supposed to help people</text:p>
      <text:p text:style-name="P91"><text:span text:style-name="T8">When making a change </text:span><text:span text:style-name="T26">ask</text:span><text:span text:style-name="T8">– how important is the change to help people? How needed is it? How hard is it to implement?</text:span></text:p>
      <text:p text:style-name="P19">Don't make decisions about the future</text:p>
      <text:p text:style-name="P20">Design for change</text:p>
      <text:p text:style-name="P21">Defects are things that don't help people</text:p>
      <text:p text:style-name="P22">A program's ease of maintenance is based on how simple each of its pieces are</text:p>
      <text:p text:style-name="P23">You shouldn't need to understand the whole system at once in order to modify</text:p>
      <text:p text:style-name="P24">Software is a system of knowledge – representation of ideas</text:p>
      <text:p text:style-name="P25">Ask people to clarify</text:p>
      <text:p text:style-name="P26">Something “works” if it behaves as you intended</text:p>
      <text:p text:style-name="P27">You have to maintain your mocks and tests along with your program</text:p>
      <text:p text:style-name="P28">Tests help you along with other developers</text:p>
      <text:p text:style-name="P29">Write strong solid tests</text:p>
      <text:p text:style-name="P30">Don't hide errors – it blocks knowledge about the system</text:p>
      <text:p text:style-name="P31">No system works 100% of the time</text:p>
      <text:p text:style-name="P32">It's not real until you draw it</text:p>
      <text:p text:style-name="P33">Take notes and put descriptions in your own words</text:p>
      <text:p text:style-name="P33"/>
      <text:p text:style-name="P92">Deployment</text:p>
      <text:p text:style-name="P34">Web application – hierarch of directories and files in a standard layout.</text:p>
      <text:p text:style-name="P34">Top level of your directory is the <text:span text:style-name="T56">document root </text:span>of your application. Place HTML and JSP files here.</text:p>
      <text:p text:style-name="P93">Context path<text:span text:style-name="T8"> – path access pages to your source code via url. Selected by sys admin. </text:span></text:p>
      <text:p text:style-name="P35"><text:tab/>ex. If context path is /catalog then a URI request /catalog/index.html gets index.html from your <text:tab/>document root</text:p>
      <text:p text:style-name="P34"/>
      <text:p text:style-name="P15"/>
      <text:p text:style-name="P94">Patterns</text:p>
      <text:p text:style-name="P96">https://sourcemaking.com/design_patterns/builder</text:p>
      <text:p text:style-name="P96">http://www.tutorialspoint.com/design_pattern/design_pattern_overview.htm</text:p>
      <text:p text:style-name="P94"/>
      <text:p text:style-name="P95"><text:span text:style-name="T19">1.) </text:span><text:span text:style-name="T40">Factory Pattern – </text:span><text:span text:style-name="T41">Interface that creates objects but lets subclasses decide which class to instantiate.</text:span></text:p>
      <text:p text:style-name="P95"><text:span text:style-name="T8">Factory – </text:span><text:span text:style-name="T18">A method that returns a 'new' object. </text:span><text:span text:style-name="T28">Clients never create objects themselves, factories do </text:span><text:soft-page-break/><text:span text:style-name="T28">that. </text:span></text:p>
      <text:p text:style-name="P36">When to use: <text:span text:style-name="T48">a framework needs to provide a standard architecture for different applications. Framework still needs to allow for individual applications do define their own object for instantiation</text:span></text:p>
      <text:p text:style-name="P37"/>
      <text:p text:style-name="P97"><text:span text:style-name="T8">2.) </text:span><text:span text:style-name="T20">Object pool pattern – </text:span><text:span text:style-name="T21">uses set of initialized ('new') object kept ready to use rather than allocating them and destroying them on command. </text:span><text:span text:style-name="T23">Clients request objects from pool and return objects when finished with them either manually or automatically. Objects aren't destroyed when </text:span><text:span text:style-name="T24">returned to the pool </text:span><text:span text:style-name="T25">so they can be reused again.</text:span></text:p>
      <text:p text:style-name="P38"/>
      <text:p text:style-name="P39">It's important that when an object gets returned to the pool it's reset to a state that a client can use later. </text:p>
      <text:p text:style-name="P38"/>
      <text:p text:style-name="P40">Pros: <text:s/>Performance benefits significantly</text:p>
      <text:p text:style-name="P98"><text:span text:style-name="T8">Cons: </text:span><text:span text:style-name="T22">Complicate object lifetime</text:span></text:p>
      <text:p text:style-name="P99"><text:span text:style-name="T22">W</text:span><text:span text:style-name="T8">hen to use: </text:span><text:span text:style-name="T25">when you have to work with a lot of objects that are expensive to instantiate </text:span></text:p>
      <text:p text:style-name="P41"/>
      <text:p text:style-name="P100"><text:span text:style-name="T8">3.) </text:span><text:span text:style-name="T27">Abstract factory – </text:span><text:span text:style-name="T29">Creates and instance of several families of classes</text:span></text:p>
      <text:p text:style-name="P101"><text:span text:style-name="T27">G</text:span><text:span text:style-name="T8">oal: provide interface to create collection of dependencies without specifying their concrete classes.</text:span></text:p>
      <text:p text:style-name="P42">Encapsulates many 'new' objects that come form multiple platforms. </text:p>
      <text:p text:style-name="P43">Use: portable applications need to encapsulate dependencies. </text:p>
      <text:p text:style-name="P43"/>
      <text:p text:style-name="P102"><text:span text:style-name="T8">4.) Facade Pattern – </text:span><text:span text:style-name="T30">provides single interface to a set of interfaces. </text:span><text:span text:style-name="T31">Makes subsystem of interfaces easier to use. Wraps a complicated system into a simpler interface. </text:span><text:span text:style-name="T32">Single interface object. </text:span><text:span text:style-name="T33">Subsystems don't interact with each other – just the facade. </text:span><text:span text:style-name="T34">Facades often implemented as Singletons.</text:span></text:p>
      <text:p text:style-name="P44">Benefits: reduces complexity and decouples program</text:p>
      <text:p text:style-name="P45">Limits: Single access point limits flexibility that power uses may need</text:p>
      <text:p text:style-name="P46"/>
      <text:p text:style-name="P103"><text:span text:style-name="T8">5.) </text:span><text:span text:style-name="T35">Builder Pattern – </text:span><text:span text:style-name="T36">creating </text:span><text:span text:style-name="T37">one complex </text:span><text:span text:style-name="T36">object based on </text:span><text:span text:style-name="T37">many different pieces. Allows you to create </text:span><text:span text:style-name="T38">many different complex objects based on the same underlying pieces.</text:span></text:p>
      <text:p text:style-name="P47">1. Algorithm that reads and parses a database</text:p>
      <text:p text:style-name="P47">2. Algorithm that builds one of the target products</text:p>
      <text:p text:style-name="P104"><text:span text:style-name="T8">Gives you finer control over construction process. Unlike patterns that construct objects in one shot. </text:span><text:span text:style-name="T39">Builder pattern constructs product step by step under the control of the “directory”</text:span></text:p>
      <text:p text:style-name="P105"><text:span text:style-name="T39">I</text:span><text:span text:style-name="T8">s common input with many different representations possible? </text:span></text:p>
      <text:p text:style-name="P48">Mcdonald's kids meal – creates many different combinations of the same basic pieces</text:p>
      <text:p text:style-name="P48"/>
      <text:p text:style-name="P106">Prototype Design Pattern</text:p>
      <text:p text:style-name="P49">New object are created from a prototype object. <text:span text:style-name="T49">The prototype is hardwired to create new objects from it. The prototype class has <text:s/>1. a clone method that allows other classes to copy it 2. a list of classes that are allowed to clone it. Clients uses a polymorphic constructor</text:span></text:p>
      <text:p text:style-name="P106"/>
      <text:p text:style-name="P107">MVC (with JSP) <text:span text:style-name="T50">Pattern</text:span></text:p>
      <text:p text:style-name="P50">Seperates core logic from presentation and data. </text:p>
      <text:p text:style-name="P50">Controller – handles incoming http requests. I<text:span text:style-name="T51">s middle-man between data and how data is presented (view)</text:span></text:p>
      <text:p text:style-name="P50">Model – represents application data</text:p>
      <text:p text:style-name="P50">View – represents <text:span text:style-name="T53">information </text:span>(user interface) – <text:span text:style-name="T54">(will use actual front end code for implementation)</text:span></text:p>
      <text:p text:style-name="P51">Pros: navigation control is in one place and easy to maintain a large application. <text:span text:style-name="T55">Easy to extend. Easy to test. Better decoupling.</text:span></text:p>
      <text:p text:style-name="P52">Cons: Need to write controller code. If you change controller code you need to recompile. </text:p>
      <text:p text:style-name="P53"><text:soft-page-break/></text:p>
      <text:p text:style-name="P110">Servlets vs MVC</text:p>
      <text:p text:style-name="P54">Servlets create threads to handle requests. <text:span text:style-name="T52">Don't allocate spearate memory area so servlet can handle many requests. </text:span>But code needs to be recompiled if any changes are made. Presentation and business logic are combined.</text:p>
      <text:p text:style-name="P54"/>
      <text:p text:style-name="P111">Jsp<text:span text:style-name="T8"> – solves many problems with servlets. Seperates business and presentation logic. No need to redeploy app if you modify the jsp. </text:span><text:span text:style-name="T43">Supports web app via JavaBean, custom tags, and JSTL. </text:span><text:span text:style-name="T42">You can seperate business logic from your jsp. </text:span><text:span text:style-name="T44">Business logic is held in JavaBean.</text:span></text:p>
      <text:p text:style-name="P54"/>
      <text:p text:style-name="P112">Model 1 Architecture</text:p>
      <text:p text:style-name="P55">Browser ↔ Jsp ↔ JavaBean ↔ Database</text:p>
      <text:p text:style-name="P56">pros: easy and quick to develop application</text:p>
      <text:p text:style-name="P56">cons: no central navigation – each page contains logic to determine the next page. If you change the name of a Jsp, and other pages refer to it, you must change the jsp name everywhere. Takes more time to develop custom tags in jsp so you don't have to use scriptlet tag. Hard to extend for larger applications.</text:p>
      <text:p text:style-name="P113"/>
      <text:p text:style-name="P114">Java – tuts Concurrency</text:p>
      <text:p text:style-name="P57"><text:s/>two basic units in concurrent programming: 1. processes and 2. threads</text:p>
      <text:p text:style-name="P115">Process<text:span text:style-name="T8"> – self contained execution environment. Each process has its own memory space. Processes communicate with each other via </text:span><text:span text:style-name="T45">IPC resources like pipes and sockets.</text:span></text:p>
      <text:p text:style-name="P58"/>
      <text:p text:style-name="P116">Threads<text:span text:style-name="T8"> – lightweight processes. Also has its own execution process, but needs fewer resources than a process. </text:span></text:p>
      <text:p text:style-name="P59"/>
      <text:p text:style-name="P59">Each process has at least one thread. Threads share the processes resources like memory and open files.</text:p>
      <text:p text:style-name="P60">Each java app has at least one thread – the main thread which can create more threads. </text:p>
      <text:p text:style-name="P56"/>
      <text:p text:style-name="P61">Sleep – pauses a thread for x secondes</text:p>
      <text:p text:style-name="P61">Interrupt – stops a thread and tells it to do something else</text:p>
      <text:p text:style-name="P62">Join – lets one thread wait for another one to be completed</text:p>
      <text:p text:style-name="P56"/>
      <text:p text:style-name="P54"/>
      <text:p text:style-name="P117">ToolSet</text:p>
      <text:p text:style-name="P63">Debugger</text:p>
      <text:p text:style-name="P63"><text:tab/>- <text:span text:style-name="T6">debug the old fashioned way : print/ log statements</text:span></text:p>
      <text:p text:style-name="P63">IDE</text:p>
      <text:p text:style-name="P64">Text editor</text:p>
      <text:p text:style-name="P75"/>
      <text:p text:style-name="P118">Projects</text:p>
      <text:p text:style-name="P65">Build your own website : w3schools.com</text:p>
      <text:p text:style-name="P66">Project Euler, <text:span text:style-name="T7">topCoder</text:span></text:p>
      <text:p text:style-name="P65"/>
      <text:p text:style-name="P119">Great Resources</text:p>
      <text:p text:style-name="P67">RTFM</text:p>
      <text:p text:style-name="P66">*GOOGLE!*</text:p>
      <text:p text:style-name="P66">StackOverFlow</text:p>
      <text:p text:style-name="P124">w3schools.com: Html, CSS, JavaScript, Sql, (php)</text:p>
      <text:p text:style-name="P125"><text:soft-page-break/>learnxinyminutes.com</text:p>
      <text:p text:style-name="P125"/>
      <text:p text:style-name="P120">Definintions</text:p>
      <text:p text:style-name="P68">grep – filters input with provided patterns (usually regular expressions)</text:p>
      <text:p text:style-name="P69">regular expressions – user defined rules for selecting certain text in a document </text:p>
      <text:p text:style-name="P125"/>
      <text:p text:style-name="P121">Required Text/Docs</text:p>
      <text:p text:style-name="P70">Learn Python the Hard Way/<text:span text:style-name="T2">Command Line Crash Course</text:span></text:p>
      <text:p text:style-name="P71">Data structures in python</text:p>
      <text:p text:style-name="P72">Code Complete</text:p>
      <text:p text:style-name="P72">How to think like a programmer</text:p>
      <text:p text:style-name="P72">Algorithms in Java</text:p>
      <text:p text:style-name="P73">Assembly from the ground up</text:p>
      <text:p text:style-name="P73"><text:span text:style-name="T1">The </text:span>C programming language</text:p>
      <text:p text:style-name="P126"/>
      <text:p text:style-name="P120">Suggested Books</text:p>
      <text:p text:style-name="P68">Power of Words</text:p>
      <text:p text:style-name="P68">How to Write a Paragraph</text:p>
      <text:p text:style-name="P68">On Writing</text:p>
      <text:p text:style-name="P68">Glamor of Grammar</text:p>
      <text:p text:style-name="P127"/>
      <text:p text:style-name="P127"/>
      <text:p text:style-name="P128">Overall:</text:p>
      <text:p text:style-name="P128">Develop a passion and curiosity for what makes something work and figuring out why something isn't working properly and fixing it.</text:p>
      <text:p text:style-name="P128">Enjoy the process of problem solving with other people to get a project finished d<text:span text:style-name="T57">e</text:span>spite all of the bumps in the road along the way</text:p>
      <text:p text:style-name="P129">There is no checklist for everything you need to learn</text:p>
      <text:p text:style-name="P130">There are things even experts don't know and have trouble tea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0:33:58.685000000</meta:creation-date>
    <dc:date>2016-01-28T13:04:02.901000000</dc:date>
    <meta:editing-duration>PT17H35M17S</meta:editing-duration>
    <meta:editing-cycles>161</meta:editing-cycles>
    <meta:generator>LibreOffice/5.0.0.5$Windows_x86 LibreOffice_project/1b1a90865e348b492231e1c451437d7a15bb262b</meta:generator>
    <meta:document-statistic meta:table-count="0" meta:image-count="0" meta:object-count="0" meta:page-count="5" meta:paragraph-count="159" meta:word-count="1645" meta:character-count="10046" meta:non-whitespace-character-count="8499"/>
  </office:meta>
</office:document-meta>
</file>